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EntityManagerFactoryBean.DummyEntityManagerFactoryBean( EntityManagerFactory e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tityManagerFactoryBean.getPersistenceUni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tityManagerFactoryBean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mmyEntityManagerFactoryBean.createNativeEntityManag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tityManagerFactoryBea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tityManagerFactoryBean.getPersistenceUni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tityManagerFactoryBeanTests.checkInvariants( AbstractEntityManagerFactoryBean de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